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Parser.extractScheme( final String uri , final StringBuffer buff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iParser.encode( String [ ] 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Parser.canonicalizePath( StringBuffer buffer , int offset , int length , FileNameParser fileNamePars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UriParser.encode( final String decoded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Parser.Uri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Parser.checkUriEncoding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Parser.extractFirstElement( final StringBuffer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riParser.extractQueryString( StringBuffer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Parser.normalisePath( final StringBuffer path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0">
            <text:p text:style-name="Table_20_Contents">40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UriParser.decode( final String encoded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Parser.encode( final StringBuffer buffer , final int offset , final int length , final char [ ] reserv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riParser.encode( final String decodedStr , final char [ ] reserv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Parser.decode( final StringBuffer buffer , final int offset , final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riParser.fixSeparators( final StringBuffer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iParser.appendEncoded( final StringBuffer buffer , final String unencodedValue , final char [ ] reser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Parser.extractScheme(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